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fo:color="#0000ff" fo:font-style="normal" fo:font-weight="normal" style:font-style-asian="normal" style:font-weight-asian="normal" style:font-style-complex="normal" style:font-weight-complex="normal"/>
    </style:style>
    <style:style style:name="P3" style:family="paragraph" style:parent-style-name="Text_20_body">
      <style:text-properties fo:color="#0000ff" fo:font-style="normal" fo:font-weight="normal" fo:background-color="transparent" style:font-style-asian="normal" style:font-weight-asian="normal" style:font-style-complex="normal" style:font-weight-complex="normal"/>
    </style:style>
    <style:style style:name="P4" style:family="paragraph" style:parent-style-name="Text_20_body">
      <style:text-properties fo:color="#008000" fo:font-style="normal" fo:font-weight="normal" style:font-style-asian="normal" style:font-weight-asian="normal" style:font-style-complex="normal" style:font-weight-complex="normal"/>
    </style:style>
    <style:style style:name="P5" style:family="paragraph" style:parent-style-name="Standard">
      <style:text-properties style:use-window-font-color="true" fo:font-style="normal" fo:font-weight="normal" fo:background-color="transparent" style:font-style-asian="normal" style:font-weight-asian="normal" style:font-style-complex="normal" style:font-weight-complex="normal"/>
    </style:style>
    <style:style style:name="P6" style:family="paragraph" style:parent-style-name="Standard">
      <style:text-properties fo:color="#0000ff"/>
    </style:style>
    <style:style style:name="P7" style:family="paragraph" style:parent-style-name="Text_20_body">
      <style:paragraph-properties fo:margin-left="0in" fo:margin-right="0in" fo:text-indent="0in" style:auto-text-indent="false"/>
    </style:style>
    <style:style style:name="P8" style:family="paragraph" style:parent-style-name="Standard">
      <style:text-properties style:use-window-font-color="true" fo:font-style="normal" fo:font-weight="normal" fo:background-color="transparent" style:font-style-asian="normal" style:font-weight-asian="normal" style:font-style-complex="normal" style:font-weight-complex="normal"/>
    </style:style>
    <style:style style:name="P9" style:family="paragraph" style:parent-style-name="Standard" style:list-style-name="L11">
      <style:text-properties style:use-window-font-color="true" fo:font-style="normal" fo:font-weight="normal" fo:background-color="transparent" style:font-style-asian="normal" style:font-weight-asian="normal" style:font-style-complex="normal" style:font-weight-complex="normal"/>
    </style:style>
    <style:style style:name="P10" style:family="paragraph" style:parent-style-name="Standard" style:list-style-name="L24"/>
    <style:style style:name="P11" style:family="paragraph" style:parent-style-name="Standard" style:list-style-name="L25">
      <style:text-properties fo:color="#0000ff"/>
    </style:style>
    <style:style style:name="P12" style:family="paragraph" style:parent-style-name="Heading_20_1">
      <style:paragraph-properties fo:break-before="page"/>
    </style:style>
    <style:style style:name="P13" style:family="paragraph" style:parent-style-name="Heading_20_2">
      <style:text-properties fo:color="#808080"/>
    </style:style>
    <style:style style:name="P14" style:family="paragraph" style:parent-style-name="Heading_20_2">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5"/>
    <style:style style:name="P18" style:family="paragraph" style:parent-style-name="Text_20_body" style:list-style-name="L9">
      <style:text-properties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20" style:family="paragraph" style:parent-style-name="Text_20_body" style:list-style-name="L10">
      <style:text-properties style:use-window-font-color="true" fo:font-style="normal" fo:font-weight="normal" style:font-style-asian="normal" style:font-weight-asian="normal" style:font-style-complex="normal" style:font-weight-complex="normal"/>
    </style:style>
    <style:style style:name="P21" style:family="paragraph" style:parent-style-name="Text_20_body" style:list-style-name="L23">
      <style:text-properties style:use-window-font-color="true" fo:font-style="normal" fo:font-weight="normal" style:font-style-asian="normal" style:font-weight-asian="normal" style:font-style-complex="normal" style:font-weight-complex="normal"/>
    </style:style>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text-properties fo:color="#0000ff" fo:background-color="transparent"/>
    </style:style>
    <style:style style:name="P32" style:family="paragraph" style:parent-style-name="Text_20_body">
      <style:text-properties fo:font-style="italic" style:font-style-asian="italic" style:font-style-complex="italic"/>
    </style:style>
    <style:style style:name="P33" style:family="paragraph" style:parent-style-name="Text_20_body" style:list-style-name="L14">
      <style:text-properties fo:font-style="italic" style:font-style-asian="italic" style:font-style-complex="italic"/>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list-style-name="L3">
      <style:paragraph-properties fo:margin-left="0.9846in" fo:margin-right="0in" fo:text-indent="-0.25in" style:auto-text-indent="false"/>
    </style:style>
    <style:style style:name="P36" style:family="paragraph" style:parent-style-name="Text_20_body">
      <style:paragraph-properties fo:margin-left="0.4925in" fo:margin-right="0in" fo:text-indent="0in" style:auto-text-indent="false"/>
    </style:style>
    <style:style style:name="P37" style:family="paragraph" style:parent-style-name="Heading_20_5">
      <style:paragraph-properties fo:margin-left="0.9846in" fo:margin-right="0in" fo:text-indent="-0.7in" style:auto-text-indent="false"/>
    </style:style>
    <style:style style:name="T1" style:family="text">
      <style:text-properties style:use-window-font-color="true" fo:font-style="normal" fo:font-weight="normal" fo:background-color="transparent" style:font-style-asian="normal" style:font-weight-asian="normal" style:font-style-complex="normal" style:font-weight-complex="normal"/>
    </style:style>
    <style:style style:name="T2" style:family="text">
      <style:text-properties fo:font-style="normal" fo:font-weight="normal" fo:background-color="transparent" style:font-style-asian="normal" style:font-weight-asian="normal" style:font-style-complex="normal" style:font-weight-complex="normal"/>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ustomizations (JIRA)</text:h>
      <text:p text:style-name="Text_20_body">To replace the CTM a number of customizations to JIRA are required. These are mostly Custom Fields that will be used to give the same information as currently existing reports.</text:p>
      <text:h text:style-name="Heading_20_2" text:outline-level="2"><text:span text:style-name="T3">STS 49</text:span>: Search for Multiple Blinded Numbers</text:h>
      <text:p text:style-name="Text_20_body">The Blinded Number is an alternative way of identifying samples (it is used when communicating with collaborators?). It contains the Collection Code followed by a unique 5 digit number (shorter numbers are padded with leading zeros). It is assigned to a Sample before it has been added to JIRA and once assigned it is never changed.</text:p>
      <text:h text:style-name="Heading_20_3" text:outline-level="3">Existing Limitations</text:h>
      <text:p text:style-name="Text_20_body">The 'Blinded Number' is a Text field, as the blinded number includes alphabetic characters for the Collection Code. JIRA only provides sub-string matching for Text fields and so it would be difficult to select a range of samples using the Sample Number.</text:p>
      <text:h text:style-name="Heading_20_3" text:outline-level="3">Solutions</text:h>
      <text:h text:style-name="Heading_20_4" text:outline-level="4">Add Numeric Field</text:h>
      <text:p text:style-name="Text_20_body">A numeric field can be added that only contains the 'Sample Number' portion of the 'Blinded Number'. Numeric fields can be searched using ranges as well as exact matches. This will make selecting groups of samples easier.</text:p>
      <text:p text:style-name="Text_20_body">Adding the field will involve</text:p>
      <text:list xml:id="list185360831" text:style-name="L1">
        <text:list-item>
          <text:p text:style-name="P15">modifying the Sample Create script</text:p>
        </text:list-item>
        <text:list-item>
          <text:p text:style-name="P15">Back populating the field for existing Samples</text:p>
        </text:list-item>
        <text:list-item>
          <text:p text:style-name="P15">Extending sub-task search: STS-19 'Including bacid, library etc in sub-tasks to improve searching' to include numeric fields.</text:p>
        </text:list-item>
      </text:list>
      <text:h text:style-name="P37" text:outline-level="5">Extension to the Sub-task Search Custom Field</text:h>
      <text:p text:style-name="P36">Sub-tasks can only be searched for using their own fields and values. Attributes from their parent Sample are ignored by Issue Navigator. </text:p>
      <text:p text:style-name="P36">A Custom Field has been created that when added to both the Sample and its sub-tasks gives the appearance that the sub-task includes the field from the parent Sample. </text:p>
      <text:p text:style-name="P36">The Custom Field is currently limited to text fields only. </text:p>
      <text:p text:style-name="P36">Reusing this extension would involve:</text:p>
      <text:list xml:id="list1208918163" text:style-name="L3">
        <text:list-item>
          <text:p text:style-name="P35">Creating a version that can be used with numerical values.</text:p>
        </text:list-item>
      </text:list>
      <text:h text:style-name="Heading_20_4" text:outline-level="4"><text:soft-page-break/>Reuse of the BAC ID search system</text:h>
      <text:p text:style-name="Text_20_body">The 'Blinded Number' field will be used in a very similar way to the 'BAC ID' field. A Custom Searcher has already been created for this that allows lists of BAC IDs to be used. </text:p>
      <text:p text:style-name="Text_20_body">Note: The BAC ID search does not handle ranges currently, each Blinded Number would need to be entered individually.</text:p>
      <text:p text:style-name="Text_20_body">Using this extension would involve:</text:p>
      <text:list xml:id="list2073817324" text:style-name="L2">
        <text:list-item>
          <text:p text:style-name="P16">Modifying the Search to make the tuple file section optional / accepting singe column list files.</text:p>
        </text:list-item>
      </text:list>
      <text:h text:style-name="Heading_20_4" text:outline-level="4">Extension of the BAC ID search system</text:h>
      <text:p text:style-name="Text_20_body">Extending the BAC ID search to include ranges would be useful both for BAC ID searches and 'Sample Number' searches. This would provide the most flexibility; a combination of ranges and individual Samples could be specified. </text:p>
      <text:p text:style-name="Text_20_body">Adding this extension would involve:</text:p>
      <text:list xml:id="list912397040" text:continue-numbering="true" text:style-name="L2">
        <text:list-item>
          <text:p text:style-name="P16">Modifying the Search to accept ranges as well as individual values.</text:p>
        </text:list-item>
      </text:list>
      <text:p text:style-name="Standard"/>
      <text:h text:style-name="P14" text:outline-level="2"><text:span text:style-name="T3">STS-50</text:span>: Aggregate Reports</text:h>
      <text:p text:style-name="Text_20_body">Several of the Reports include summary information about the number of Samples or sub-tasks in a group. </text:p>
      <text:p text:style-name="Text_20_body">Supported Aggregate Reports:</text:p>
      <text:p text:style-name="Text_20_body">CTM Navigation Page-Side bar (#Samples where Database=x grouped by Status)</text:p>
      <text:p text:style-name="Text_20_body">The SQL report closure_status_count (#Samples where Collection Code=x grouped by Status) </text:p>
      <text:p text:style-name="Text_20_body">Nadia's notes B2 (#Samples where Collection Code=x grouped by Status) </text:p>
      <text:p text:style-name="Text_20_body">CTMBACs example 5 (#Samples where Database=x grouped by Status)</text:p>
      <text:p text:style-name="Text_20_body">Unsupported Aggregate Reports:</text:p>
      <text:p text:style-name="Text_20_body">Collection Report (#Samples where Database=x grouped by Collection Code, Status) </text:p>
      <text:p text:style-name="Text_20_body">GSC Viral Sequencing Status Report (#Samples grouped by Lot ID ,Status)</text:p>
      <text:h text:style-name="Heading_20_3" text:outline-level="3">Existing Limitations</text:h>
      <text:p text:style-name="Text_20_body">Reports in JIRA are created in two parts, an initial filter and a statistics generation step. The filter is applied first to select the samples that will be considered by the report. The samples that pass the filter are then processed according to the type of report. </text:p>
      <text:p text:style-name="Text_20_body">For the Reports that contain a single Group By expression either a 'Single Level Group By Report' or a 'Pie Chart Report' can be used. These take a parameter called the 'Statistic Type' field. In both cases the Samples are grouped according to the values in the selected field (Status or Issue Type). 'Single Level Group By Report' displays a list of samples in each group and 'Pie Chart Report' uses just the number of Samples in each group.</text:p>
      <text:p text:style-name="Text_20_body">Reports that contain two Group By expressions, Collection Code and Status require either a Custom Report or using a 'Dashboard Gadget' called 'Two Dimensional Filter Statistics'. The Gadget produces a table using two 'Statistic Type' fields. </text:p>
      <text:p text:style-name="Text_20_body">Currently reports grouped by Collection Code or Lot ID are not unsupported as neither are 'Statistic Type' fields and so can't be used when grouping Samples in reports or the Desktop Gadget. </text:p>
      <text:h text:style-name="Heading_20_3" text:outline-level="3">Solutions</text:h>
      <text:h text:style-name="Heading_20_4" text:outline-level="4">Adding a Custom Search Supporting the 'CustomFieldStattable' Interface</text:h>
      <text:p text:style-name="Text_20_body">For a field to be a 'Statistic Type' field it must have a Custom Searcher that implements the 'CustomFieldStattable' interface.</text:p>
      <text:p text:style-name="Text_20_body"><text:bookmark-start text:name="DDE_LINK"/>Adding this extension would involve:</text:p>
      <text:list xml:id="list349573134" text:style-name="L12">
        <text:list-item>
          <text:p text:style-name="P22">Creating a Custom Searcher that implements the 'CustomFieldStattable' interface</text:p>
        </text:list-item>
        <text:list-item>
          <text:p text:style-name="P22">Creating a StatisticsMapper to associate with the Custom Searcher</text:p>
        </text:list-item>
        <text:list-item>
          <text:p text:style-name="P22">Adding the 'Stattable' Custom Searcher to Collection Code and Lot ID<text:bookmark-end text:name="DDE_LINK"/></text:p>
        </text:list-item>
      </text:list>
      <text:h text:style-name="Heading_20_2" text:outline-level="2"><text:soft-page-break/><text:span text:style-name="T3">STS-51</text:span>: Quick Aggregate Reports</text:h>
      <text:p text:style-name="Text_20_body">As described in Aggregate Reports generating a report involves a filter as well as configuring a report. </text:p>
      <text:h text:style-name="Heading_20_3" text:outline-level="3">Existing Limitations</text:h>
      <text:p text:style-name="Text_20_body">To alter any of the search terms requires swapping to the Issue Navigator, loading the saved filter/search, altering the search, saving it and then recreating the report.</text:p>
      <text:p text:style-name="Text_20_body">This makes producing any of the Aggregate Reports quite slow.</text:p>
      <text:h text:style-name="Heading_20_3" text:outline-level="3">Solutions</text:h>
      <text:h text:style-name="Heading_20_4" text:outline-level="4">Two dimensional report</text:h>
      <text:p text:style-name="Text_20_body">An alternative is use the 'Two Dimensional Filter Statistics' 'Dashboard Gadget'. This requires Collection Code and Database to be 'Statistic Type' fields.</text:p>
      <text:p text:style-name="Text_20_body">Adding this extension would involve:</text:p>
      <text:list xml:id="list162738951" text:continue-numbering="true" text:style-name="L12">
        <text:list-item>
          <text:p text:style-name="P22">Creating a Custom Searcher that implements the 'CustomFieldStattable' interface</text:p>
        </text:list-item>
        <text:list-item>
          <text:p text:style-name="P22">Creating a StatisticsMapper to associate with the Custom Searcher</text:p>
        </text:list-item>
        <text:list-item>
          <text:p text:style-name="P22">Adding the 'Stattable' Custom Searcher to Collection Code and Database</text:p>
        </text:list-item>
      </text:list>
      <text:p text:style-name="Text_20_body">Note: This work is also required for 'Aggregate Reports'.</text:p>
      <text:h text:style-name="Heading_20_4" text:outline-level="4">A Custom Report</text:h>
      <text:p text:style-name="Text_20_body">A new report could be created that included a drop-down to select the Collection-Code / Database.</text:p>
      <text:p text:style-name="Text_20_body">Adding this extension would involve:</text:p>
      <text:list xml:id="list1733844587" text:style-name="L13">
        <text:list-item>
          <text:p text:style-name="P23">Creating a Java Class encapsulating the report logic</text:p>
        </text:list-item>
        <text:list-item>
          <text:p text:style-name="P23">Creating a Resource Template to display the report</text:p>
        </text:list-item>
        <text:list-item>
          <text:p text:style-name="P23">Creating a Plugin Descriptor to integrate the report with JIRA</text:p>
        </text:list-item>
      </text:list>
      <text:h text:style-name="P14" text:outline-level="2"><text:span text:style-name="T3">STS-52</text:span>: Comment, Comment Date Custom Field</text:h>
      <text:h text:style-name="Heading_20_3" text:outline-level="3">Current Limitations</text:h>
      <text:p text:style-name="Text_20_body">Comments can only be viewed one Sample at a time. JIRA cannot display comments as part of the Issue Navigator table. Displaying all of the comments in the Issue Navigator table would be unwieldy, the compromise used in the CTM is to only display the most recent comment.</text:p>
      <text:h text:style-name="Heading_20_3" text:outline-level="3">Solutions</text:h>
      <text:h text:style-name="Heading_20_4" text:outline-level="4">JIRA Plug-in Market</text:h>
      <text:p text:style-name="P7">There is already a plug-in that has this functionality. It will work with the version we are currently using. Unfortunately it has problems with the newer versions of JIRA. We will need to either develop a new version or fix this plug-in before we can upgrade.</text:p>
      <text:p text:style-name="P7">Adding this extension would involve:</text:p>
      <text:list xml:id="list1276537142" text:style-name="L5">
        <text:list-item>
          <text:p text:style-name="P17">Install existing plug-in. </text:p>
        </text:list-item>
      </text:list>
      <text:h text:style-name="Heading_20_4" text:outline-level="4">Create a new Custom Field</text:h>
      <text:p text:style-name="Text_20_body">The functionality of the plug-in isn't very complex and so we could implement the custom field ourselves. It may be quicker to do this than debugging/upgrading the existing plug-in however we would be responsible for upgrading it the next time JIRA changes.</text:p>
      <text:p text:style-name="Text_20_body">Adding this extension would involve:</text:p>
      <text:list xml:id="list569660351" text:style-name="L16">
        <text:list-item>
          <text:p text:style-name="P24">Create a Last Comment custom field </text:p>
        </text:list-item>
      </text:list>
      <text:h text:style-name="P14" text:outline-level="2"><text:span text:style-name="T3">STS-53</text:span>: State Change Date Issue Navigator column</text:h>
      <text:p text:style-name="Standard">The SQL report 'validation_q2' and report E from Nadia's notes require the date that a Sample's status changed to a particular value.</text:p>
      <text:h text:style-name="Heading_20_3" text:outline-level="3">Current Limitations</text:h>
      <text:p text:style-name="Text_20_body">While the 'advanced query'/JQL function in Issue Navigator allows searches to include clauses about when state changes took place there is no way to display the actual date that the change took place.</text:p>
      <text:h text:style-name="Heading_20_3" text:outline-level="3">Solutions</text:h>
      <text:h text:style-name="Heading_20_4" text:outline-level="4">Fixed Issue Navigator Column</text:h>
      <text:p text:style-name="Text_20_body"/>
      <text:p text:style-name="Text_20_body">A Custom Field would be created that was configured when it was created to display the date that a particular transition occurred. The configuration would need to include the step, if the date is when the step was entered or exited and if the first or last occasion should be used.</text:p>
      <text:p text:style-name="Text_20_body">This, while still complex, is the simplest of the solutions. It is limited to only displaying the date of the first or last transition ever, not the date of the first or last transition that match the criteria of the search. e.g. If the search were for Samples that entered the Validate step in 2006 and the field were set to display the date of the last time the Sample entered the Validate step the column could contain dates after 2006 if the Sample had re-entered that step later.</text:p>
      <text:p text:style-name="Text_20_body">Advantages:</text:p>
      <text:list xml:id="list2127276264" text:style-name="L17">
        <text:list-item>
          <text:p text:style-name="P25">There is no confusion as to which date should be displayed</text:p>
        </text:list-item>
        <text:list-item>
          <text:p text:style-name="P25">It allows multiple transition dates to be displayed in the same table.</text:p>
        </text:list-item>
        <text:list-item>
          <text:p text:style-name="P25">Searches based on the date of the field can be carried out without using JQL.</text:p>
        </text:list-item>
      </text:list>
      <text:p text:style-name="Text_20_body">Disadvantage:</text:p>
      <text:list xml:id="list1478748905" text:style-name="L18">
        <text:list-item>
          <text:p text:style-name="P26">An extra field must be added to the Samples/sub-tasks for each transition date required.</text:p>
        </text:list-item>
        <text:list-item>
          <text:p text:style-name="P26">Only one transition (the first or the last) can be searched for without using JQL.</text:p>
        </text:list-item>
        <text:list-item>
          <text:p text:style-name="P26">The date displayed does not take into account date ranges from JQL queries.</text:p>
        </text:list-item>
      </text:list>
      <text:p text:style-name="P7">Adding this extension would involve:</text:p>
      <text:list xml:id="list2118213111" text:continue-list="list1276537142" text:style-name="L5">
        <text:list-item>
          <text:p text:style-name="P17">Creating a Custom Field</text:p>
        </text:list-item>
      </text:list>
      <text:h text:style-name="Heading_20_4" text:outline-level="4">Manual Issue Navigator Column</text:h>
      <text:p text:style-name="Text_20_body">A Custom Field and a Custom Searcher would be created. The Custom Searcher would be added to the Search Side-bar and used to set the parameters (step, entry/exit, first/last, date range) for the field. The addition of a searcher to the Search Side-bar would allow queries based on the date a transition took place to be made without requiring the use of 'advanced queries'/JQL. </text:p>
      <text:p text:style-name="Text_20_body"/>
      <text:p text:style-name="Text_20_body"><text:soft-page-break/>Advantages:</text:p>
      <text:list xml:id="list1005936600" text:style-name="L19">
        <text:list-item>
          <text:p text:style-name="P27">There is no confusion as to which date should be displayed</text:p>
        </text:list-item>
        <text:list-item>
          <text:p text:style-name="P27">It allows multiple transition dates to be displayed in the same table.</text:p>
        </text:list-item>
        <text:list-item>
          <text:p text:style-name="P27">Searches based on the date of the field can be carried out without using an 'advanced query'/JQL.</text:p>
        </text:list-item>
        <text:list-item>
          <text:p text:style-name="P27">An extra field is required per date column, not per transition date required.</text:p>
        </text:list-item>
        <text:list-item>
          <text:p text:style-name="P27">Transitions within a date range can be searched for and displayed without requiring an 'advanced query'/JQL.</text:p>
        </text:list-item>
      </text:list>
      <text:p text:style-name="Text_20_body">Disadvantages</text:p>
      <text:list xml:id="list210646926" text:style-name="L20">
        <text:list-item>
          <text:p text:style-name="P28">If an 'advanced query'/JQL is used the column must be explicitly set in the search or the column will be blank.</text:p>
        </text:list-item>
        <text:list-item>
          <text:p text:style-name="P28">The date displayed is dependent on the query, unlike normal fields whose value can be determined just using information from the issue or sub-task.</text:p>
        </text:list-item>
        <text:list-item>
          <text:p text:style-name="P28">Calculating the fields value may be slow. (This can be mitigated by only calling the value calculation method from the display template).</text:p>
        </text:list-item>
      </text:list>
      <text:h text:style-name="Heading_20_4" text:outline-level="4">Automatic Issue Navigator Column</text:h>
      <text:p text:style-name="Text_20_body">A Custom Field will generate the value for the Issue Navigator Column, it will need to translate the tokenized query into parameters for the field's template to select the correct state change.</text:p>
      <text:p text:style-name="Text_20_body">Advantages:</text:p>
      <text:list xml:id="list265716584" text:style-name="L21">
        <text:list-item>
          <text:p text:style-name="P29">'advanced query'/JQL provides the richest set of clauses to construct the query with. </text:p>
        </text:list-item>
      </text:list>
      <text:p text:style-name="P36">For example searching for Samples where "status changed from 'Close Sample' to 'Lab Processing' during ('2007/01/01','2007/12/31') by pedworth"</text:p>
      <text:p text:style-name="P7">Disadvantages</text:p>
      <text:list xml:id="list165841281" text:style-name="L22">
        <text:list-item>
          <text:p text:style-name="P30">The JQL could be ambiguous if multiple transition clauses are used.</text:p>
        </text:list-item>
        <text:list-item>
          <text:p text:style-name="P30">JQL will need to be used for all searches based on transitions.</text:p>
        </text:list-item>
        <text:list-item>
          <text:p text:style-name="P30">The column will be empty except when an 'advanced query'/JQL is used.</text:p>
        </text:list-item>
        <text:list-item>
          <text:p text:style-name="P30">The date displayed is dependent on the query.</text:p>
        </text:list-item>
        <text:list-item>
          <text:p text:style-name="P30">Calculating the fields value may be slow. </text:p>
        </text:list-item>
      </text:list>
      <text:p text:style-name="Standard"/>
      <text:p text:style-name="Text_20_body"/>
      <text:h text:style-name="P14" text:outline-level="2"><text:span text:style-name="T3">STS-80</text:span>: Days Since Most Recent Update</text:h>
      <text:p text:style-name="Text_20_body">The tables on the CTM Navigation and the CTM Task Manager pages of the CTM include a column that displays the number of days since a 'Reference'/'Task' was last updated. The values in this column are color coded.</text:p>
      <text:p text:style-name="Text_20_body">CollectionReport can generate a report of Overdue Samples that also includes the number of days since the most recent update. There is no color coding in this version.</text:p>
      <text:h text:style-name="Heading_20_3" text:outline-level="3">Current Limitations</text:h>
      <text:p text:style-name="Text_20_body">In Jira Samples / Sub-tasks can be searched for based on how long it has been since they were last updated but it is not possible to display the number of days since the last update. Jira does display the date of the last update. No color coding based on the time since the last update is available.</text:p>
      <text:h text:style-name="Heading_20_3" text:outline-level="3">Solutions</text:h>
      <text:h text:style-name="Heading_20_4" text:outline-level="4">Custom field: Days since last update</text:h>
      <text:p text:style-name="Text_20_body">A Custom Field could be created that was only displayed in the Issue Navigator and contained the calculated number of days since the last update.</text:p>
      <text:p text:style-name="Text_20_body">No searcher would be provided for this field as it would duplicate the existing functionality.</text:p>
      <text:p text:style-name="Text_20_body">The text could be color coded if necessary.</text:p>
      <text:p text:style-name="Text_20_body"/>
      <text:h text:style-name="Heading_20_2" text:outline-level="2"><text:span text:style-name="T3">STS-81</text:span>: Search for and Display 'Assigned By'</text:h>
      <text:p text:style-name="Text_20_body">The CTM Task Manager includes the facility to search for tasks that were assigned by a particular user. The assigning user is also displayed in the table on the same page.</text:p>
      <text:h text:style-name="Heading_20_3" text:outline-level="3">Current Limitations</text:h>
      <text:p text:style-name="Text_20_body">Jira does not store this information.</text:p>
      <text:h text:style-name="Heading_20_3" text:outline-level="3">Solutions</text:h>
      <text:h text:style-name="Heading_20_4" text:outline-level="4">Custom field: Assigned By</text:h>
      <text:p text:style-name="Text_20_body">The user information from the create/edit action could be used to populate a Custom Field. A normal user searcher could be used with the Custom Field.</text:p>
      <text:h text:style-name="P14" text:outline-level="2"><text:span text:style-name="T3">STS-82</text:span>: Min and Max Dates in Reports</text:h>
      <text:p text:style-name="Text_20_body">The CTM Task Counts page <text:s/>includes the date of the first task created in a group (labeled 'Oldest update') and the date of the most recent Update to a task in the group (labeled 'Most Recent Update').</text:p>
      <text:h text:style-name="Heading_20_3" text:outline-level="3">Current Limitations</text:h>
      <text:p text:style-name="Text_20_body">None of Jira's existing reports are capable of displaying this information.</text:p>
      <text:h text:style-name="Heading_20_3" text:outline-level="3">Solutions</text:h>
      <text:h text:style-name="Heading_20_4" text:outline-level="4">Custom Report</text:h>
      <text:p text:style-name="Text_20_body">To display this information a new Custom Report would be needed.</text:p>
      <text:p text:style-name="Text_20_body"/>
      <text:p text:style-name="P32">STS-83: Aggregate Sub-Tasks</text:p>
      <text:list xml:id="list395073492" text:style-name="L14">
        <text:list-item>
          <text:p text:style-name="P33">to get a number of closure subtasks (by type) for list of samples (tuple list of samples) or (all samples in a given collection)</text:p>
        </text:list-item>
      </text:list>
      <text:h text:style-name="P12" text:outline-level="1">Modifications (JAVA Programs)</text:h>
      <text:h text:style-name="P13" text:outline-level="2"><text:span text:style-name="T3">STS-54</text:span>: AvgTimeOfPublishedSamples </text:h>
      <text:p text:style-name="P1">The complexity of the calculations coupled with the inclusion of GLK data that is not stored in JIRA makes it sensible to modify the program rather than attempt to generate this report in JIRA. </text:p>
      <text:p text:style-name="P2">Modify AvgTimeOfPublishedSamples so that:</text:p>
      <text:list xml:id="list1587735059" text:style-name="L9">
        <text:list-item>
          <text:p text:style-name="P18">JIRA does the initial filtering of the Samples based on the date range</text:p>
        </text:list-item>
        <text:list-item>
          <text:p text:style-name="P18">The program filters the results returned to remove Samples that do not meet the criteria</text:p>
        </text:list-item>
        <text:list-item>
          <text:p text:style-name="P18">The program carries out the aggregation of the data.</text:p>
        </text:list-item>
      </text:list>
      <text:p text:style-name="P2">Create in interface to JIRA that can:</text:p>
      <text:list xml:id="list1785500009" text:style-name="L10">
        <text:list-item>
          <text:p text:style-name="P20">Select Samples based on when they first moved to the 'Lab Processing' step.</text:p>
        </text:list-item>
        <text:list-item>
          <text:p text:style-name="P20">Select Samples based on when they last moved out of the 'Validate' step.</text:p>
        </text:list-item>
        <text:list-item>
          <text:p text:style-name="P20">Ignore Samples that have passed through the legacy step of 'Hold'.</text:p>
        </text:list-item>
        <text:list-item>
          <text:p text:style-name="P20">Return an identifier for the Sample that can be used by AvgTimeOfPublishedSamples to link the Sample to its GLK information.</text:p>
        </text:list-item>
        <text:list-item>
          <text:p text:style-name="P20">Return a list or count of the sub-tasks and their types associated with a sample.</text:p>
        </text:list-item>
      </text:list>
      <text:p text:style-name="P19">Notes:</text:p>
      <text:list xml:id="list854519035" text:style-name="L23">
        <text:list-item>
          <text:p text:style-name="P21">The logic of the search could be simplified if a pair of Custom Fields were added, one for 'first date sample moved to Lab Processing' and one for 'last date sample left validate'</text:p>
        </text:list-item>
        <text:list-item>
          <text:p text:style-name="P21">The output could be generated as a Custom Report to allow more complex logic than can easily be implemented in a search</text:p>
        </text:list-item>
      </text:list>
      <text:h text:style-name="P14" text:outline-level="2"><text:span text:style-name="T3">STS-55</text:span>: FluPublishedSamplesGraph</text:h>
      <text:p text:style-name="Text_20_body">This program is only run on Influenza Samples. </text:p>
      <text:p text:style-name="Text_20_body">Influenza samples have a GLK attribute, 'Submission' that is only set once a Sample has been published. This could be used instead of querying the CTM or JIRA. </text:p>
      <text:p text:style-name="P31">Modify FluPublishedSamplesGraph to use only GLK data.</text:p>
      <text:h text:style-name="P14" text:outline-level="2"><text:span text:style-name="T3">STS-56</text:span>: FTPElviraSampleSummaryReport</text:h>
      <text:h text:style-name="Heading_20_4" text:outline-level="4">Actions</text:h>
      <text:p text:style-name="P4">Check if this field is required by NCBI.</text:p>
      <text:p text:style-name="P1">All of the samples displayed in the NCBI site should have this field set to 'Published'. </text:p>
      <text:p text:style-name="P1">There have however been times when the status of a sample in the CTM was incorrect. When this has happened it has not effected the sample being displayed by NCBI, although it has been reflected in the 'Status' value displayed as part of the Sample's Meta-Data. </text:p>
      <text:p text:style-name="P1">I have emailed Yiming to check if he knows of any use of the 'Status' field by NCBI. He has confirmed that the value of the field is not used as part of any of the logic in the NCBI's site. See Appendix A:XXXX for copies of the emails exchanged.</text:p>
      <text:p text:style-name="P3">Modify the program to use the static value 'Published' for all Samples.</text:p>
      <text:p text:style-name="Standard"/>
      <text:h text:style-name="P14" text:outline-level="2"><text:span text:style-name="T3">STS-57</text:span>: GSC Viral Sequencing Production Status Report</text:h>
      <text:h text:style-name="Heading_20_4" text:outline-level="4">Actions</text:h>
      <text:p text:style-name="Standard"><text:bookmark-start text:name="DDE_LINK1"/>As the majority of the data is not from JIRA and the program to generate the report already exists it makes sense for the program to query JIRA rather than JIRA to attempt to generate the report.</text:p>
      <text:p text:style-name="P6">Create an interface to JIRA that can:</text:p>
      <text:list xml:id="list2138998812" text:style-name="L11">
        <text:list-item>
          <text:p text:style-name="P9">provide a list of statuses and the number of samples in each when given a lot id is needed.<text:bookmark-end text:name="DDE_LINK1"/></text:p>
        </text:list-item>
      </text:list>
      <text:p text:style-name="P5"/>
      <text:p text:style-name="P5">Note:</text:p>
      <text:list xml:id="list43935289" text:style-name="L24">
        <text:list-item>
          <text:p text:style-name="P10"><text:span text:style-name="T1">The code that finds the NORMALIZED_HOST values only uses the CTM to check if the sample is published. The 'Submitted' GLK attribute can be used instead.</text:span></text:p>
        </text:list-item>
        <text:list-item>
          <text:p text:style-name="P10"><text:span text:style-name="T1">Other attributes used for filtering, such as MSC/GSC are stored at the lot level and so there is no need to split the report into any finer categories than DB, Collection Code, Lot ID.</text:span></text:p>
        </text:list-item>
      </text:list>
      <text:p text:style-name="Standard"><text:span text:style-name="T1"/></text:p>
      <text:list xml:id="list697354031" text:style-name="L25">
        <text:list-item>
          <text:p text:style-name="P11"><text:span text:style-name="T2">Check if there are still any exceptions where Samples with the same Lot ID but different Collection Code exist.</text:span></text:p>
        </text:list-item>
        <text:list-item>
          <text:p text:style-name="P11"><text:span text:style-name="T2">Check if there are still any exceptions where Samples with the same Lot ID but different DBs exi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fo:text-align-last="justify" style:justify-single-word="false" style:page-number="auto" fo:background-color="transparent" style:border-line-width-bottom="0.0138in 0.0138in 0.0138in" fo:padding="0in" fo:border-left="none" fo:border-right="none" fo:border-top="none" fo:border-bottom="0.0413in double #000000" style:shadow="none" style:join-border="false">
        <style:background-image/>
      </style:paragraph-properties>
      <style:text-properties fo:font-size="2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138in solid #000000" style:shadow="non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style:text-underline-style="solid" style:text-underline-type="double"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2-11-16T14:36:08</meta:creation-date>
    <dc:date>2012-11-30T12:36:49</dc:date>
    <dc:creator>Peter Edworthy</dc:creator>
    <meta:editing-duration>PT103H51M31S</meta:editing-duration>
    <meta:editing-cycles>13</meta:editing-cycles>
    <meta:generator>OpenOffice.org/3.1$Unix OpenOffice.org_project/310m19$Build-9420</meta:generator>
    <meta:document-statistic meta:table-count="0" meta:image-count="0" meta:object-count="0" meta:page-count="13" meta:paragraph-count="185" meta:word-count="2725" meta:character-count="16237"/>
  </office:meta>
</office:document-meta>
</file>